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MS Gothic" style:font-name-asian="MS Gothic" style:font-name-complex="MS Gothic"/>
    </style:style>
    <style:style style:name="T3" style:parent-style-name="DefaultParagraphFont" style:family="text">
      <style:text-properties style:font-name="MS Gothic" style:font-name-asian="MS Gothic" style:font-name-complex="MS Gothic"/>
    </style:style>
    <style:style style:name="T4" style:parent-style-name="DefaultParagraphFont" style:family="text">
      <style:text-properties style:font-name="MS Gothic" style:font-name-asian="MS Gothic" style:font-name-complex="MS Gothic"/>
    </style:style>
    <style:style style:name="T5" style:parent-style-name="DefaultParagraphFont" style:family="text">
      <style:text-properties style:font-name="MS Gothic" style:font-name-asian="MS Gothic" style:font-name-complex="MS Gothic"/>
    </style:style>
    <style:style style:name="T6" style:parent-style-name="DefaultParagraphFont" style:family="text">
      <style:text-properties style:font-name="MS Gothic" style:font-name-asian="MS Gothic" style:font-name-complex="MS Gothic"/>
    </style:style>
    <style:style style:name="T7" style:parent-style-name="DefaultParagraphFont" style:family="text">
      <style:text-properties style:font-name="MS Gothic" style:font-name-asian="MS Gothic" style:font-name-complex="MS Gothic"/>
    </style:style>
    <style:style style:name="T8" style:parent-style-name="DefaultParagraphFont" style:family="text">
      <style:text-properties style:font-name="MS Gothic" style:font-name-asian="MS Gothic" style:font-name-complex="MS Gothic"/>
    </style:style>
    <style:style style:name="T9" style:parent-style-name="DefaultParagraphFont" style:family="text">
      <style:text-properties style:font-name="MS Gothic" style:font-name-asian="MS Gothic" style:font-name-complex="MS Gothic"/>
    </style:style>
    <style:style style:name="T10" style:parent-style-name="DefaultParagraphFont" style:family="text">
      <style:text-properties style:font-name="MS Gothic" style:font-name-asian="MS Gothic" style:font-name-complex="MS Gothic"/>
    </style:style>
    <style:style style:name="T11" style:parent-style-name="DefaultParagraphFont" style:family="text">
      <style:text-properties style:font-name="MS Gothic" style:font-name-asian="MS Gothic" style:font-name-complex="MS Gothic"/>
    </style:style>
    <style:style style:name="T12" style:parent-style-name="DefaultParagraphFont" style:family="text">
      <style:text-properties style:font-name="MS Gothic" style:font-name-asian="MS Gothic" style:font-name-complex="MS Gothic"/>
    </style:style>
    <style:style style:name="T13" style:parent-style-name="DefaultParagraphFont" style:family="text">
      <style:text-properties style:font-name="MS Gothic" style:font-name-asian="MS Gothic" style:font-name-complex="MS Gothic"/>
    </style:style>
    <style:style style:name="T14" style:parent-style-name="DefaultParagraphFont" style:family="text">
      <style:text-properties style:font-name="MS Gothic" style:font-name-asian="MS Gothic" style:font-name-complex="MS Gothic"/>
    </style:style>
    <style:style style:name="T15" style:parent-style-name="DefaultParagraphFont" style:family="text">
      <style:text-properties style:font-name="MS Gothic" style:font-name-asian="MS Gothic" style:font-name-complex="MS Gothic"/>
    </style:style>
    <style:style style:name="T16" style:parent-style-name="DefaultParagraphFont" style:family="text">
      <style:text-properties style:font-name="MS Gothic" style:font-name-asian="MS Gothic" style:font-name-complex="MS Gothic"/>
    </style:style>
    <style:style style:name="T17" style:parent-style-name="DefaultParagraphFont" style:family="text">
      <style:text-properties style:font-name="MS Gothic" style:font-name-asian="MS Gothic" style:font-name-complex="MS Gothic"/>
    </style:style>
    <style:style style:name="T18" style:parent-style-name="DefaultParagraphFont" style:family="text">
      <style:text-properties style:font-name="MS Gothic" style:font-name-asian="MS Gothic" style:font-name-complex="MS Gothic"/>
    </style:style>
    <style:style style:name="T19" style:parent-style-name="DefaultParagraphFont" style:family="text">
      <style:text-properties style:font-name="MS Gothic" style:font-name-asian="MS Gothic" style:font-name-complex="MS Gothic"/>
    </style:style>
    <style:style style:name="T20" style:parent-style-name="DefaultParagraphFont" style:family="text">
      <style:text-properties style:font-name="MS Gothic" style:font-name-asian="MS Gothic" style:font-name-complex="MS Gothic"/>
    </style:style>
    <style:style style:name="T21" style:parent-style-name="DefaultParagraphFont" style:family="text">
      <style:text-properties style:font-name="MS Gothic" style:font-name-asian="MS Gothic" style:font-name-complex="MS Gothic"/>
    </style:style>
    <style:style style:name="T22" style:parent-style-name="DefaultParagraphFont" style:family="text">
      <style:text-properties style:font-name="MS Gothic" style:font-name-asian="MS Gothic" style:font-name-complex="MS Gothic"/>
    </style:style>
    <style:style style:name="T23" style:parent-style-name="DefaultParagraphFont" style:family="text">
      <style:text-properties style:font-name="MS Gothic" style:font-name-asian="MS Gothic" style:font-name-complex="MS Gothic"/>
    </style:style>
    <style:style style:name="T24" style:parent-style-name="DefaultParagraphFont" style:family="text">
      <style:text-properties style:font-name="MS Gothic" style:font-name-asian="MS Gothic" style:font-name-complex="MS Gothic"/>
    </style:style>
    <style:style style:name="T25" style:parent-style-name="DefaultParagraphFont" style:family="text">
      <style:text-properties style:font-name="MS Gothic" style:font-name-asian="MS Gothic" style:font-name-complex="MS Gothic"/>
    </style:style>
    <style:style style:name="T26" style:parent-style-name="DefaultParagraphFont" style:family="text">
      <style:text-properties style:font-name="MS Gothic" style:font-name-asian="MS Gothic" style:font-name-complex="MS Gothic"/>
    </style:style>
    <style:style style:name="T27" style:parent-style-name="DefaultParagraphFont" style:family="text">
      <style:text-properties style:font-name="MS Gothic" style:font-name-asian="MS Gothic" style:font-name-complex="MS Gothic"/>
    </style:style>
    <style:style style:name="T28" style:parent-style-name="DefaultParagraphFont" style:family="text">
      <style:text-properties style:font-name="MS Gothic" style:font-name-asian="MS Gothic" style:font-name-complex="MS Gothic"/>
    </style:style>
    <style:style style:name="T29" style:parent-style-name="DefaultParagraphFont" style:family="text">
      <style:text-properties style:font-name="MS Gothic" style:font-name-asian="MS Gothic" style:font-name-complex="MS Gothic"/>
    </style:style>
    <style:style style:name="T30" style:parent-style-name="DefaultParagraphFont" style:family="text">
      <style:text-properties style:font-name="MS Gothic" style:font-name-asian="MS Gothic" style:font-name-complex="MS Gothic"/>
    </style:style>
    <style:style style:name="T31" style:parent-style-name="DefaultParagraphFont" style:family="text">
      <style:text-properties style:font-name="MS Gothic" style:font-name-asian="MS Gothic" style:font-name-complex="MS Gothic"/>
    </style:style>
    <style:style style:name="T32" style:parent-style-name="DefaultParagraphFont" style:family="text">
      <style:text-properties style:font-name="MS Gothic" style:font-name-asian="MS Gothic" style:font-name-complex="MS Gothic"/>
    </style:style>
    <style:style style:name="T33" style:parent-style-name="DefaultParagraphFont" style:family="text">
      <style:text-properties style:font-name="MS Gothic" style:font-name-asian="MS Gothic" style:font-name-complex="MS Gothic"/>
    </style:style>
    <style:style style:name="T34" style:parent-style-name="DefaultParagraphFont" style:family="text">
      <style:text-properties style:font-name="MS Gothic" style:font-name-asian="MS Gothic" style:font-name-complex="MS Gothic"/>
    </style:style>
    <style:style style:name="T35" style:parent-style-name="DefaultParagraphFont" style:family="text">
      <style:text-properties style:font-name="MS Gothic" style:font-name-asian="MS Gothic" style:font-name-complex="MS Gothic"/>
    </style:style>
    <style:style style:name="T36" style:parent-style-name="DefaultParagraphFont" style:family="text">
      <style:text-properties style:font-name="MS Gothic" style:font-name-asian="MS Gothic" style:font-name-complex="MS Gothic"/>
    </style:style>
    <style:style style:name="T37" style:parent-style-name="DefaultParagraphFont" style:family="text">
      <style:text-properties style:font-name="MS Gothic" style:font-name-asian="MS Gothic" style:font-name-complex="MS Gothic"/>
    </style:style>
    <style:style style:name="T38" style:parent-style-name="DefaultParagraphFont" style:family="text">
      <style:text-properties style:font-name="MS Gothic" style:font-name-asian="MS Gothic" style:font-name-complex="MS Gothic"/>
    </style:style>
    <style:style style:name="T39" style:parent-style-name="DefaultParagraphFont" style:family="text">
      <style:text-properties style:font-name="MS Gothic" style:font-name-asian="MS Gothic" style:font-name-complex="MS Gothic"/>
    </style:style>
    <style:style style:name="T40" style:parent-style-name="DefaultParagraphFont" style:family="text">
      <style:text-properties style:font-name="MS Gothic" style:font-name-asian="MS Gothic" style:font-name-complex="MS Gothic"/>
    </style:style>
    <style:style style:name="T41" style:parent-style-name="DefaultParagraphFont" style:family="text">
      <style:text-properties style:font-name="MS Gothic" style:font-name-asian="MS Gothic" style:font-name-complex="MS Gothic"/>
    </style:style>
    <style:style style:name="T42" style:parent-style-name="DefaultParagraphFont" style:family="text">
      <style:text-properties style:font-name="MS Gothic" style:font-name-asian="MS Gothic" style:font-name-complex="MS Gothic"/>
    </style:style>
    <style:style style:name="T43" style:parent-style-name="DefaultParagraphFont" style:family="text">
      <style:text-properties style:font-name="MS Gothic" style:font-name-asian="MS Gothic" style:font-name-complex="MS Gothic"/>
    </style:style>
    <style:style style:name="T44" style:parent-style-name="DefaultParagraphFont" style:family="text">
      <style:text-properties style:font-name="MS Gothic" style:font-name-asian="MS Gothic" style:font-name-complex="MS Gothic"/>
    </style:style>
    <style:style style:name="T45" style:parent-style-name="DefaultParagraphFont" style:family="text">
      <style:text-properties style:font-name="MS Gothic" style:font-name-asian="MS Gothic" style:font-name-complex="MS Gothic"/>
    </style:style>
    <style:style style:name="T46" style:parent-style-name="DefaultParagraphFont" style:family="text">
      <style:text-properties style:font-name="MS Gothic" style:font-name-asian="MS Gothic" style:font-name-complex="MS Gothic"/>
    </style:style>
    <style:style style:name="T47" style:parent-style-name="DefaultParagraphFont" style:family="text">
      <style:text-properties style:font-name="MS Gothic" style:font-name-asian="MS Gothic" style:font-name-complex="MS Gothic"/>
    </style:style>
    <style:style style:name="T48" style:parent-style-name="DefaultParagraphFont" style:family="text">
      <style:text-properties style:font-name="MS Gothic" style:font-name-asian="MS Gothic" style:font-name-complex="MS Gothic"/>
    </style:style>
    <style:style style:name="T49" style:parent-style-name="DefaultParagraphFont" style:family="text">
      <style:text-properties style:font-name="MS Gothic" style:font-name-asian="MS Gothic" style:font-name-complex="MS Gothic"/>
    </style:style>
    <style:style style:name="T50" style:parent-style-name="DefaultParagraphFont" style:family="text">
      <style:text-properties style:font-name="MS Gothic" style:font-name-asian="MS Gothic" style:font-name-complex="MS Gothic"/>
    </style:style>
    <style:style style:name="T51" style:parent-style-name="DefaultParagraphFont" style:family="text">
      <style:text-properties style:font-name="MS Gothic" style:font-name-asian="MS Gothic" style:font-name-complex="MS Gothic"/>
    </style:style>
    <style:style style:name="T52" style:parent-style-name="DefaultParagraphFont" style:family="text">
      <style:text-properties style:font-name="MS Gothic" style:font-name-asian="MS Gothic" style:font-name-complex="MS Gothic"/>
    </style:style>
    <style:style style:name="T53" style:parent-style-name="DefaultParagraphFont" style:family="text">
      <style:text-properties style:font-name="MS Gothic" style:font-name-asian="MS Gothic" style:font-name-complex="MS Gothic"/>
    </style:style>
    <style:style style:name="T54" style:parent-style-name="DefaultParagraphFont" style:family="text">
      <style:text-properties style:font-name="MS Gothic" style:font-name-asian="MS Gothic" style:font-name-complex="MS Gothic"/>
    </style:style>
    <style:style style:name="T55" style:parent-style-name="DefaultParagraphFont" style:family="text">
      <style:text-properties style:font-name="MS Gothic" style:font-name-asian="MS Gothic" style:font-name-complex="MS Gothic"/>
    </style:style>
    <style:style style:name="T56" style:parent-style-name="DefaultParagraphFont" style:family="text">
      <style:text-properties style:font-name="MS Gothic" style:font-name-asian="MS Gothic" style:font-name-complex="MS Gothic"/>
    </style:style>
    <style:style style:name="T57" style:parent-style-name="DefaultParagraphFont" style:family="text">
      <style:text-properties style:font-name="MS Gothic" style:font-name-asian="MS Gothic" style:font-name-complex="MS Gothic"/>
    </style:style>
    <style:style style:name="T58" style:parent-style-name="DefaultParagraphFont" style:family="text">
      <style:text-properties style:font-name="MS Gothic" style:font-name-asian="MS Gothic" style:font-name-complex="MS Gothic"/>
    </style:style>
    <style:style style:name="T59" style:parent-style-name="DefaultParagraphFont" style:family="text">
      <style:text-properties style:font-name="MS Gothic" style:font-name-asian="MS Gothic" style:font-name-complex="MS Gothic"/>
    </style:style>
    <style:style style:name="T60" style:parent-style-name="DefaultParagraphFont" style:family="text">
      <style:text-properties style:font-name="MS Gothic" style:font-name-asian="MS Gothic" style:font-name-complex="MS Gothic"/>
    </style:style>
    <style:style style:name="T61" style:parent-style-name="DefaultParagraphFont" style:family="text">
      <style:text-properties style:font-name="MS Gothic" style:font-name-asian="MS Gothic" style:font-name-complex="MS Gothic"/>
    </style:style>
    <style:style style:name="T62" style:parent-style-name="DefaultParagraphFont" style:family="text">
      <style:text-properties style:font-name="MS Gothic" style:font-name-asian="MS Gothic" style:font-name-complex="MS Gothic"/>
    </style:style>
    <style:style style:name="T63" style:parent-style-name="DefaultParagraphFont" style:family="text">
      <style:text-properties style:font-name="MS Gothic" style:font-name-asian="MS Gothic" style:font-name-complex="MS Gothic"/>
    </style:style>
    <style:style style:name="T64" style:parent-style-name="DefaultParagraphFont" style:family="text">
      <style:text-properties style:font-name="MS Gothic" style:font-name-asian="MS Gothic" style:font-name-complex="MS Gothic"/>
    </style:style>
    <style:style style:name="T65" style:parent-style-name="DefaultParagraphFont" style:family="text">
      <style:text-properties style:font-name="MS Gothic" style:font-name-asian="MS Gothic" style:font-name-complex="MS Gothic"/>
    </style:style>
    <style:style style:name="T66" style:parent-style-name="DefaultParagraphFont" style:family="text">
      <style:text-properties style:font-name="MS Gothic" style:font-name-asian="MS Gothic" style:font-name-complex="MS Gothic"/>
    </style:style>
    <style:style style:name="T67" style:parent-style-name="DefaultParagraphFont" style:family="text">
      <style:text-properties style:font-name="MS Gothic" style:font-name-asian="MS Gothic" style:font-name-complex="MS Gothic"/>
    </style:style>
    <style:style style:name="T68" style:parent-style-name="DefaultParagraphFont" style:family="text">
      <style:text-properties style:font-name="MS Gothic" style:font-name-asian="MS Gothic" style:font-name-complex="MS Gothic"/>
    </style:style>
    <style:style style:name="T69" style:parent-style-name="DefaultParagraphFont" style:family="text">
      <style:text-properties style:font-name="MS Gothic" style:font-name-asian="MS Gothic" style:font-name-complex="MS Gothic"/>
    </style:style>
    <style:style style:name="T70" style:parent-style-name="DefaultParagraphFont" style:family="text">
      <style:text-properties style:font-name="MS Gothic" style:font-name-asian="MS Gothic" style:font-name-complex="MS Gothic"/>
    </style:style>
    <style:style style:name="T71" style:parent-style-name="DefaultParagraphFont" style:family="text">
      <style:text-properties style:font-name="MS Gothic" style:font-name-asian="MS Gothic" style:font-name-complex="MS Gothic"/>
    </style:style>
    <style:style style:name="T72" style:parent-style-name="DefaultParagraphFont" style:family="text">
      <style:text-properties style:font-name="MS Gothic" style:font-name-asian="MS Gothic" style:font-name-complex="MS Gothic"/>
    </style:style>
  </office:automatic-styles>
  <office:body>
    <office:text text:use-soft-page-breaks="true">
      <text:p text:style-name="P1">Plotting labels to C:\Users\prosenjit19\Desktop\Spine\runs\rtdetr\vindr_final\labels.jpg...</text:p>
      <text:p text:style-name="Normal">optimizer: AdamW(lr=3e-05, momentum=0.937) with parameter groups 143 weight(decay=0.0), 206 weight(decay=0.0005), 226 bias(decay=0.0)</text:p>
      <text:p text:style-name="Normal">Image sizes 640 train, 640 val</text:p>
      <text:p text:style-name="Normal">Using 4 dataloader workers</text:p>
      <text:p text:style-name="Normal">Logging results to C:\Users\prosenjit19\Desktop\Spine\runs\rtdetr\vindr_final</text:p>
      <text:p text:style-name="Normal">Starting training for 35 epochs...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7"/>1/35 <text:s text:c="5"/>7.06G <text:s text:c="5"/>1.495 <text:s text:c="4"/>0.6616 <text:s text:c="4"/>0.4102 <text:s text:c="9"/>0 <text:s text:c="7"/>960: 100%<text:s/><text:span text:style-name="T2">━━━━━━━━━━━━</text:span><text:s/>2098/2098 2.2it/s 16:15</text:p>
      <text:p text:style-name="Normal"><text:s text:c="17"/>Class <text:s text:c="4"/>Images <text:s/>Instances <text:s text:c="5"/>Box(P <text:s text:c="9"/>R <text:s text:c="5"/>mAP50 <text:s/>mAP50-95): 100%<text:s/><text:span text:style-name="T3">━━━━━━━━━━━━</text:span><text:s/>260/260 6.3it/s 41.5s</text:p>
      <text:p text:style-name="Normal"><text:s text:c="19"/>all <text:s text:c="6"/>2077 <text:s text:c="6"/>3638 <text:s text:c="5"/>0.437 <text:s text:c="4"/>0.0408 <text:s text:c="4"/>0.0113 <text:s text:c="3"/>0.00271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7"/>2/35 <text:s text:c="5"/>7.43G <text:s text:c="5"/>1.187 <text:s text:c="4"/>0.7018 <text:s text:c="4"/>0.2607 <text:s text:c="9"/>0 <text:s text:c="7"/>960: 100%<text:s/><text:span text:style-name="T4">━━━━━━━━━━━━</text:span><text:s/>2098/2098 2.3it/s 15:24</text:p>
      <text:p text:style-name="Normal"><text:s text:c="17"/>Class <text:s text:c="4"/>Images <text:s/>Instances <text:s text:c="5"/>Box(P <text:s text:c="9"/>R <text:s text:c="5"/>mAP50 <text:s/>mAP50-95): 100%<text:s/><text:span text:style-name="T5">━━━━━━━━━━━━</text:span><text:s/>260/260 6.2it/s 41.6s</text:p>
      <text:p text:style-name="Normal"><text:s text:c="19"/>all <text:s text:c="6"/>2077 <text:s text:c="6"/>3638 <text:s text:c="5"/>0.747 <text:s text:c="5"/>0.148 <text:s text:c="4"/>0.0684 <text:s text:c="4"/>0.0272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7"/>3/35 <text:s text:c="5"/>7.34G <text:s text:c="5"/>1.058 <text:s text:c="4"/>0.7625 <text:s text:c="4"/>0.2187 <text:s text:c="9"/>3 <text:s text:c="7"/>960: 100%<text:s/><text:span text:style-name="T6">━━━━━━━━━━━━</text:span><text:s/>2098/2098 2.3it/s 15:24</text:p>
      <text:p text:style-name="Normal"><text:s text:c="17"/>Class <text:s text:c="4"/>Images <text:s/>Instances <text:s text:c="5"/>Box(P <text:s text:c="9"/>R <text:s text:c="5"/>mAP50 <text:s/>mAP50-95): 100%<text:s/><text:span text:style-name="T7">━━━━━━━━━━━━</text:span><text:s/>260/260 6.3it/s 41.6s</text:p>
      <text:p text:style-name="Normal"><text:s text:c="19"/>all <text:s text:c="6"/>2077 <text:s text:c="6"/>3638 <text:s text:c="5"/>0.756 <text:s text:c="5"/>0.112 <text:s text:c="4"/>0.0743 <text:s text:c="4"/>0.0293</text:p>
      <text:p text:style-name="Normal"/>
      <text:soft-page-break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7"/>4/35 <text:s text:c="5"/>7.38G <text:s text:c="4"/>0.9782 <text:s text:c="4"/>0.8161 <text:s text:c="4"/>0.1961 <text:s text:c="9"/>0 <text:s text:c="7"/>576: 100%<text:s/><text:span text:style-name="T8">━━━━━━━━━━━━</text:span><text:s/>2098/2098 2.3it/s 15:16</text:p>
      <text:p text:style-name="Normal"><text:s text:c="17"/>Class <text:s text:c="4"/>Images <text:s/>Instances <text:s text:c="5"/>Box(P <text:s text:c="9"/>R <text:s text:c="5"/>mAP50 <text:s/>mAP50-95): 100%<text:s/><text:span text:style-name="T9">━━━━━━━━━━━━</text:span><text:s/>260/260 6.2it/s 41.7s</text:p>
      <text:p text:style-name="Normal"><text:s text:c="19"/>all <text:s text:c="6"/>2077 <text:s text:c="6"/>3638 <text:s text:c="6"/>0.47 <text:s text:c="5"/>0.222 <text:s text:c="4"/>0.0702 <text:s text:c="4"/>0.0309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7"/>5/35 <text:s text:c="5"/>7.46G <text:s text:c="4"/>0.9476 <text:s text:c="4"/>0.8207 <text:s text:c="4"/>0.1889 <text:s text:c="9"/>0 <text:s text:c="7"/>736: 100%<text:s/><text:span text:style-name="T10">━━━━━━━━━━━━</text:span><text:s/>2098/2098 2.3it/s 15:11</text:p>
      <text:p text:style-name="Normal"><text:s text:c="17"/>Class <text:s text:c="4"/>Images <text:s/>Instances <text:s text:c="5"/>Box(P <text:s text:c="9"/>R <text:s text:c="5"/>mAP50 <text:s/>mAP50-95): 100%<text:s/><text:span text:style-name="T11">━━━━━━━━━━━━</text:span><text:s/>260/260 6.2it/s 41.6s</text:p>
      <text:p text:style-name="Normal"><text:s text:c="19"/>all <text:s text:c="6"/>2077 <text:s text:c="6"/>3638 <text:s text:c="6"/>0.19 <text:s text:c="5"/>0.319 <text:s text:c="4"/>0.0793 <text:s text:c="4"/>0.0343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7"/>6/35 <text:s text:c="5"/>7.63G <text:s text:c="4"/>0.9441 <text:s text:c="4"/>0.8248 <text:s text:c="4"/>0.1831 <text:s text:c="9"/>0 <text:s text:c="7"/>608: 100%<text:s/><text:span text:style-name="T12">━━━━━━━━━━━━</text:span><text:s/>2098/2098 2.3it/s 15:29</text:p>
      <text:p text:style-name="Normal"><text:s text:c="17"/>Class <text:s text:c="4"/>Images <text:s/>Instances <text:s text:c="5"/>Box(P <text:s text:c="9"/>R <text:s text:c="5"/>mAP50 <text:s/>mAP50-95): 100%<text:s/><text:span text:style-name="T13">━━━━━━━━━━━━</text:span><text:s/>260/260 6.3it/s 41.5s</text:p>
      <text:p text:style-name="Normal"><text:s text:c="19"/>all <text:s text:c="6"/>2077 <text:s text:c="6"/>3638 <text:s text:c="5"/>0.219 <text:s text:c="5"/>0.295 <text:s text:c="4"/>0.0713 <text:s text:c="4"/>0.0294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7"/>7/35 <text:s text:c="5"/>7.42G <text:s text:c="4"/>0.9339 <text:s text:c="4"/>0.8321 <text:s text:c="4"/>0.1797 <text:s text:c="9"/>0 <text:s text:c="7"/>448: 100%<text:s/><text:span text:style-name="T14">━━━━━━━━━━━━</text:span><text:s/>2098/2098 2.3it/s 15:20</text:p>
      <text:p text:style-name="Normal"><text:s text:c="17"/>Class <text:s text:c="4"/>Images <text:s/>Instances <text:s text:c="5"/>Box(P <text:s text:c="9"/>R <text:s text:c="5"/>mAP50 <text:s/>mAP50-95): 100%<text:s/><text:span text:style-name="T15">━━━━━━━━━━━━</text:span><text:s/>260/260 6.2it/s 42.0s</text:p>
      <text:p text:style-name="Normal"><text:s text:c="19"/>all <text:s text:c="6"/>2077 <text:s text:c="6"/>3638 <text:s text:c="5"/>0.194 <text:s text:c="5"/>0.312 <text:s text:c="4"/>0.0665 <text:s text:c="4"/>0.0293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soft-page-break/>
      <text:p text:style-name="Normal"><text:s text:c="7"/>8/35 <text:s text:c="5"/>7.49G <text:s text:c="4"/>0.9111 <text:s text:c="4"/>0.8539 <text:s text:c="4"/>0.1707 <text:s text:c="9"/>2 <text:s text:c="7"/>704: 100%<text:s/><text:span text:style-name="T16">━━━━━━━━━━━━</text:span><text:s/>2098/2098 2.3it/s 15:17</text:p>
      <text:p text:style-name="Normal"><text:s text:c="17"/>Class <text:s text:c="4"/>Images <text:s/>Instances <text:s text:c="5"/>Box(P <text:s text:c="9"/>R <text:s text:c="5"/>mAP50 <text:s/>mAP50-95): 100%<text:s/><text:span text:style-name="T17">━━━━━━━━━━━━</text:span><text:s/>260/260 6.2it/s 42.1s</text:p>
      <text:p text:style-name="Normal"><text:s text:c="19"/>all <text:s text:c="6"/>2077 <text:s text:c="6"/>3638 <text:s text:c="5"/>0.202 <text:s text:c="5"/>0.249 <text:s text:c="4"/>0.0558 <text:s text:c="4"/>0.0216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7"/>9/35 <text:s text:c="5"/>7.32G <text:s text:c="4"/>0.9185 <text:s text:c="4"/>0.8331 <text:s text:c="4"/>0.1731 <text:s text:c="9"/>3 <text:s text:c="7"/>832: 100%<text:s/><text:span text:style-name="T18">━━━━━━━━━━━━</text:span><text:s/>2098/2098 2.3it/s 15:09</text:p>
      <text:p text:style-name="Normal"><text:s text:c="17"/>Class <text:s text:c="4"/>Images <text:s/>Instances <text:s text:c="5"/>Box(P <text:s text:c="9"/>R <text:s text:c="5"/>mAP50 <text:s/>mAP50-95): 100%<text:s/><text:span text:style-name="T19">━━━━━━━━━━━━</text:span><text:s/>260/260 6.2it/s 41.7s</text:p>
      <text:p text:style-name="Normal"><text:s text:c="19"/>all <text:s text:c="6"/>2077 <text:s text:c="6"/>3638 <text:s text:c="5"/>0.062 <text:s text:c="5"/>0.275 <text:s text:c="4"/>0.0574 <text:s text:c="4"/>0.0245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6"/>10/35 <text:s text:c="6"/>7.5G <text:s text:c="4"/>0.9098 <text:s text:c="4"/>0.8335 <text:s text:c="4"/>0.1733 <text:s text:c="8"/>13 <text:s text:c="7"/>928: 100%<text:s/><text:span text:style-name="T20">━━━━━━━━━━━━</text:span><text:s/>2098/2098 2.3it/s 15:20</text:p>
      <text:p text:style-name="Normal"><text:s text:c="17"/>Class <text:s text:c="4"/>Images <text:s/>Instances <text:s text:c="5"/>Box(P <text:s text:c="9"/>R <text:s text:c="5"/>mAP50 <text:s/>mAP50-95): 100%<text:s/><text:span text:style-name="T21">━━━━━━━━━━━━</text:span><text:s/>260/260 6.2it/s 41.7s</text:p>
      <text:p text:style-name="Normal"><text:s text:c="19"/>all <text:s text:c="6"/>2077 <text:s text:c="6"/>3638 <text:s text:c="5"/>0.349 <text:s text:c="5"/>0.189 <text:s text:c="4"/>0.0574 <text:s text:c="4"/>0.0242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6"/>11/35 <text:s text:c="5"/>7.59G <text:s text:c="4"/>0.8944 <text:s text:c="4"/>0.8354 <text:s text:c="4"/>0.1733 <text:s text:c="9"/>7 <text:s text:c="7"/>576: 100%<text:s/><text:span text:style-name="T22">━━━━━━━━━━━━</text:span><text:s/>2098/2098 2.3it/s 15:08</text:p>
      <text:p text:style-name="Normal"><text:s text:c="17"/>Class <text:s text:c="4"/>Images <text:s/>Instances <text:s text:c="5"/>Box(P <text:s text:c="9"/>R <text:s text:c="5"/>mAP50 <text:s/>mAP50-95): 100%<text:s/><text:span text:style-name="T23">━━━━━━━━━━━━</text:span><text:s/>260/260 6.2it/s 41.9s</text:p>
      <text:p text:style-name="Normal"><text:s text:c="19"/>all <text:s text:c="6"/>2077 <text:s text:c="6"/>3638 <text:s text:c="5"/>0.216 <text:s text:c="5"/>0.163 <text:s text:c="4"/>0.0717 <text:s text:c="4"/>0.0324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6"/>12/35 <text:s text:c="5"/>7.27G <text:s text:c="4"/>0.8885 <text:s text:c="4"/>0.8136 <text:s text:c="4"/>0.1658 <text:s text:c="9"/>0 <text:s text:c="7"/>768: 100%<text:s/><text:span text:style-name="T24">━━━━━━━━━━━━</text:span><text:s/>2098/2098 2.3it/s 15:20</text:p>
      <text:soft-page-break/>
      <text:p text:style-name="Normal"><text:s text:c="17"/>Class <text:s text:c="4"/>Images <text:s/>Instances <text:s text:c="5"/>Box(P <text:s text:c="9"/>R <text:s text:c="5"/>mAP50 <text:s/>mAP50-95): 100%<text:s/><text:span text:style-name="T25">━━━━━━━━━━━━</text:span><text:s/>260/260 6.2it/s 42.2s</text:p>
      <text:p text:style-name="Normal"><text:s text:c="19"/>all <text:s text:c="6"/>2077 <text:s text:c="6"/>3638 <text:s text:c="5"/>0.205 <text:s text:c="5"/>0.168 <text:s text:c="4"/>0.0639 <text:s text:c="4"/>0.0276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6"/>13/35 <text:s text:c="5"/>7.36G <text:s text:c="4"/>0.9002 <text:s text:c="4"/>0.8201 <text:s text:c="4"/>0.1721 <text:s text:c="9"/>0 <text:s text:c="7"/>352: 100%<text:s/><text:span text:style-name="T26">━━━━━━━━━━━━</text:span><text:s/>2098/2098 2.3it/s 15:04</text:p>
      <text:p text:style-name="Normal"><text:s text:c="17"/>Class <text:s text:c="4"/>Images <text:s/>Instances <text:s text:c="5"/>Box(P <text:s text:c="9"/>R <text:s text:c="5"/>mAP50 <text:s/>mAP50-95): 100%<text:s/><text:span text:style-name="T27">━━━━━━━━━━━━</text:span><text:s/>260/260 6.2it/s 41.9s</text:p>
      <text:p text:style-name="Normal"><text:s text:c="19"/>all <text:s text:c="6"/>2077 <text:s text:c="6"/>3638 <text:s text:c="5"/>0.212 <text:s text:c="5"/>0.204 <text:s text:c="4"/>0.0656 <text:s text:c="4"/>0.0286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6"/>14/35 <text:s text:c="5"/>6.87G <text:s text:c="4"/>0.9005 <text:s text:c="4"/>0.8052 <text:s text:c="4"/>0.1662 <text:s text:c="9"/>0 <text:s text:c="7"/>576: 100%<text:s/><text:span text:style-name="T28">━━━━━━━━━━━━</text:span><text:s/>2098/2098 2.3it/s 15:16</text:p>
      <text:p text:style-name="Normal"><text:s text:c="17"/>Class <text:s text:c="4"/>Images <text:s/>Instances <text:s text:c="5"/>Box(P <text:s text:c="9"/>R <text:s text:c="5"/>mAP50 <text:s/>mAP50-95): 100%<text:s/><text:span text:style-name="T29">━━━━━━━━━━━━</text:span><text:s/>260/260 6.2it/s 41.9s</text:p>
      <text:p text:style-name="Normal"><text:s text:c="19"/>all <text:s text:c="6"/>2077 <text:s text:c="6"/>3638 <text:s text:c="4"/>0.0824 <text:s text:c="5"/>0.205 <text:s text:c="4"/>0.0679 <text:s text:c="4"/>0.0297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6"/>15/35 <text:s text:c="5"/>7.44G <text:s text:c="4"/>0.8941 <text:s text:c="4"/>0.8115 <text:s text:c="5"/>0.166 <text:s text:c="9"/>2 <text:s text:c="7"/>544: 100%<text:s/><text:span text:style-name="T30">━━━━━━━━━━━━</text:span><text:s/>2098/2098 2.3it/s 15:17</text:p>
      <text:p text:style-name="Normal"><text:s text:c="17"/>Class <text:s text:c="4"/>Images <text:s/>Instances <text:s text:c="5"/>Box(P <text:s text:c="9"/>R <text:s text:c="5"/>mAP50 <text:s/>mAP50-95): 100%<text:s/><text:span text:style-name="T31">━━━━━━━━━━━━</text:span><text:s/>260/260 6.2it/s 41.8s</text:p>
      <text:p text:style-name="Normal"><text:s text:c="19"/>all <text:s text:c="6"/>2077 <text:s text:c="6"/>3638 <text:s text:c="5"/>0.183 <text:s text:c="5"/>0.176 <text:s text:c="4"/>0.0736 <text:s text:c="4"/>0.0342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6"/>16/35 <text:s text:c="5"/>7.44G <text:s text:c="4"/>0.8829 <text:s text:c="4"/>0.8103 <text:s text:c="4"/>0.1567 <text:s text:c="9"/>1 <text:s text:c="7"/>864: 100%<text:s/><text:span text:style-name="T32">━━━━━━━━━━━━</text:span><text:s/>2098/2098 2.3it/s 15:17</text:p>
      <text:p text:style-name="Normal"><text:s text:c="17"/>Class <text:s text:c="4"/>Images <text:s/>Instances <text:s text:c="5"/>Box(P <text:s text:c="9"/>R <text:s text:c="5"/>mAP50 <text:s/>mAP50-95): 100%<text:s/><text:span text:style-name="T33">━━━━━━━━━━━━</text:span><text:s/>260/260 6.2it/s 41.9s</text:p>
      <text:soft-page-break/>
      <text:p text:style-name="Normal"><text:s text:c="19"/>all <text:s text:c="6"/>2077 <text:s text:c="6"/>3638 <text:s text:c="5"/>0.211 <text:s text:c="5"/>0.216 <text:s text:c="4"/>0.0792 <text:s text:c="4"/>0.0341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6"/>17/35 <text:s text:c="6"/>7.3G <text:s text:c="4"/>0.8866 <text:s text:c="4"/>0.8128 <text:s text:c="4"/>0.1675 <text:s text:c="8"/>13 <text:s text:c="7"/>640: 100%<text:s/><text:span text:style-name="T34">━━━━━━━━━━━━</text:span><text:s/>2098/2098 2.3it/s 15:18</text:p>
      <text:p text:style-name="Normal"><text:s text:c="17"/>Class <text:s text:c="4"/>Images <text:s/>Instances <text:s text:c="5"/>Box(P <text:s text:c="9"/>R <text:s text:c="5"/>mAP50 <text:s/>mAP50-95): 100%<text:s/><text:span text:style-name="T35">━━━━━━━━━━━━</text:span><text:s/>260/260 6.1it/s 42.8s</text:p>
      <text:p text:style-name="Normal"><text:s text:c="19"/>all <text:s text:c="6"/>2077 <text:s text:c="6"/>3638 <text:s text:c="5"/>0.215 <text:s text:c="5"/>0.193 <text:s text:c="4"/>0.0671 <text:s text:c="4"/>0.0288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6"/>18/35 <text:s text:c="6"/>7.4G <text:s text:c="4"/>0.8806 <text:s text:c="4"/>0.8105 <text:s text:c="4"/>0.1613 <text:s text:c="9"/>0 <text:s text:c="7"/>448: 100%<text:s/><text:span text:style-name="T36">━━━━━━━━━━━━</text:span><text:s/>2098/2098 2.2it/s 15:33</text:p>
      <text:p text:style-name="Normal"><text:s text:c="17"/>Class <text:s text:c="4"/>Images <text:s/>Instances <text:s text:c="5"/>Box(P <text:s text:c="9"/>R <text:s text:c="5"/>mAP50 <text:s/>mAP50-95): 100%<text:s/><text:span text:style-name="T37">━━━━━━━━━━━━</text:span><text:s/>260/260 6.1it/s 42.6s</text:p>
      <text:p text:style-name="Normal"><text:s text:c="19"/>all <text:s text:c="6"/>2077 <text:s text:c="6"/>3638 <text:s text:c="5"/>0.172 <text:s text:c="5"/>0.172 <text:s text:c="4"/>0.0762 <text:s text:c="4"/>0.0332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6"/>19/35 <text:s text:c="6"/>7.3G <text:s text:c="4"/>0.8786 <text:s text:c="4"/>0.8168 <text:s text:c="4"/>0.1611 <text:s text:c="9"/>3 <text:s text:c="7"/>576: 100%<text:s/><text:span text:style-name="T38">━━━━━━━━━━━━</text:span><text:s/>2098/2098 2.3it/s 15:14</text:p>
      <text:p text:style-name="Normal"><text:s text:c="17"/>Class <text:s text:c="4"/>Images <text:s/>Instances <text:s text:c="5"/>Box(P <text:s text:c="9"/>R <text:s text:c="5"/>mAP50 <text:s/>mAP50-95): 100%<text:s/><text:span text:style-name="T39">━━━━━━━━━━━━</text:span><text:s/>260/260 6.2it/s 42.0s</text:p>
      <text:p text:style-name="Normal"><text:s text:c="19"/>all <text:s text:c="6"/>2077 <text:s text:c="6"/>3638 <text:s text:c="4"/>0.0931 <text:s text:c="5"/>0.257 <text:s text:c="4"/>0.0794 <text:s text:c="5"/>0.036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6"/>20/35 <text:s text:c="5"/>7.36G <text:s text:c="4"/>0.8821 <text:s text:c="4"/>0.7977 <text:s text:c="4"/>0.1642 <text:s text:c="9"/>0 <text:s text:c="7"/>512: 100%<text:s/><text:span text:style-name="T40">━━━━━━━━━━━━</text:span><text:s/>2098/2098 2.3it/s 15:23</text:p>
      <text:p text:style-name="Normal"><text:s text:c="17"/>Class <text:s text:c="4"/>Images <text:s/>Instances <text:s text:c="5"/>Box(P <text:s text:c="9"/>R <text:s text:c="5"/>mAP50 <text:s/>mAP50-95): 100%<text:s/><text:span text:style-name="T41">━━━━━━━━━━━━</text:span><text:s/>260/260 6.2it/s 41.9s</text:p>
      <text:p text:style-name="Normal"><text:s text:c="19"/>all <text:s text:c="6"/>2077 <text:s text:c="6"/>3638 <text:s text:c="5"/>0.222 <text:s text:c="5"/>0.187 <text:s text:c="6"/>0.08 <text:s text:c="4"/>0.0343</text:p>
      <text:p text:style-name="Normal"/>
      <text:soft-page-break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6"/>21/35 <text:s text:c="5"/>7.42G <text:s text:c="4"/>0.8711 <text:s text:c="4"/>0.8083 <text:s text:c="4"/>0.1577 <text:s text:c="8"/>14 <text:s text:c="7"/>768: 100%<text:s/><text:span text:style-name="T42">━━━━━━━━━━━━</text:span><text:s/>2098/2098 2.3it/s 15:25</text:p>
      <text:p text:style-name="Normal"><text:s text:c="17"/>Class <text:s text:c="4"/>Images <text:s/>Instances <text:s text:c="5"/>Box(P <text:s text:c="9"/>R <text:s text:c="5"/>mAP50 <text:s/>mAP50-95): 100%<text:s/><text:span text:style-name="T43">━━━━━━━━━━━━</text:span><text:s/>260/260 6.1it/s 42.7s</text:p>
      <text:p text:style-name="Normal"><text:s text:c="19"/>all <text:s text:c="6"/>2077 <text:s text:c="6"/>3638 <text:s text:c="5"/>0.225 <text:s text:c="6"/>0.19 <text:s text:c="4"/>0.0738 <text:s text:c="4"/>0.0316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6"/>22/35 <text:s text:c="5"/>6.86G <text:s text:c="4"/>0.8754 <text:s text:c="4"/>0.8016 <text:s text:c="4"/>0.1577 <text:s text:c="9"/>5 <text:s text:c="7"/>672: 100%<text:s/><text:span text:style-name="T44">━━━━━━━━━━━━</text:span><text:s/>2098/2098 2.3it/s 15:17</text:p>
      <text:p text:style-name="Normal"><text:s text:c="17"/>Class <text:s text:c="4"/>Images <text:s/>Instances <text:s text:c="5"/>Box(P <text:s text:c="9"/>R <text:s text:c="5"/>mAP50 <text:s/>mAP50-95): 100%<text:s/><text:span text:style-name="T45">━━━━━━━━━━━━</text:span><text:s/>260/260 6.2it/s 41.8s</text:p>
      <text:p text:style-name="Normal"><text:s text:c="19"/>all <text:s text:c="6"/>2077 <text:s text:c="6"/>3638 <text:s text:c="4"/>0.0853 <text:s text:c="5"/>0.236 <text:s text:c="4"/>0.0783 <text:s text:c="4"/>0.0351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6"/>23/35 <text:s text:c="5"/>6.99G <text:s text:c="4"/>0.8669 <text:s text:c="4"/>0.8091 <text:s text:c="4"/>0.1528 <text:s text:c="9"/>3 <text:s text:c="7"/>864: 100%<text:s/><text:span text:style-name="T46">━━━━━━━━━━━━</text:span><text:s/>2098/2098 2.3it/s 15:21</text:p>
      <text:p text:style-name="Normal"><text:s text:c="17"/>Class <text:s text:c="4"/>Images <text:s/>Instances <text:s text:c="5"/>Box(P <text:s text:c="9"/>R <text:s text:c="5"/>mAP50 <text:s/>mAP50-95): 100%<text:s/><text:span text:style-name="T47">━━━━━━━━━━━━</text:span><text:s/>260/260 6.2it/s 41.9s</text:p>
      <text:p text:style-name="Normal"><text:s text:c="19"/>all <text:s text:c="6"/>2077 <text:s text:c="6"/>3638 <text:s text:c="6"/>0.11 <text:s text:c="5"/>0.215 <text:s text:c="4"/>0.0806 <text:s text:c="4"/>0.0364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6"/>24/35 <text:s text:c="6"/>7.4G <text:s text:c="4"/>0.8851 <text:s text:c="4"/>0.8032 <text:s text:c="4"/>0.1581 <text:s text:c="9"/>0 <text:s text:c="7"/>800: 100%<text:s/><text:span text:style-name="T48">━━━━━━━━━━━━</text:span><text:s/>2098/2098 2.3it/s 15:19</text:p>
      <text:p text:style-name="Normal"><text:s text:c="17"/>Class <text:s text:c="4"/>Images <text:s/>Instances <text:s text:c="5"/>Box(P <text:s text:c="9"/>R <text:s text:c="5"/>mAP50 <text:s/>mAP50-95): 100%<text:s/><text:span text:style-name="T49">━━━━━━━━━━━━</text:span><text:s/>260/260 6.1it/s 42.4s</text:p>
      <text:p text:style-name="Normal"><text:s text:c="19"/>all <text:s text:c="6"/>2077 <text:s text:c="6"/>3638 <text:s text:c="6"/>0.11 <text:s text:c="5"/>0.198 <text:s text:c="4"/>0.0826 <text:s text:c="4"/>0.0361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soft-page-break/>
      <text:p text:style-name="Normal"><text:s text:c="6"/>25/35 <text:s text:c="5"/>7.35G <text:s text:c="4"/>0.8883 <text:s text:c="4"/>0.7901 <text:s text:c="4"/>0.1576 <text:s text:c="9"/>6 <text:s text:c="7"/>512: 100%<text:s/><text:span text:style-name="T50">━━━━━━━━━━━━</text:span><text:s/>2098/2098 2.3it/s 15:23</text:p>
      <text:p text:style-name="Normal"><text:s text:c="17"/>Class <text:s text:c="4"/>Images <text:s/>Instances <text:s text:c="5"/>Box(P <text:s text:c="9"/>R <text:s text:c="5"/>mAP50 <text:s/>mAP50-95): 100%<text:s/><text:span text:style-name="T51">━━━━━━━━━━━━</text:span><text:s/>260/260 6.2it/s 41.9s</text:p>
      <text:p text:style-name="Normal"><text:s text:c="19"/>all <text:s text:c="6"/>2077 <text:s text:c="6"/>3638 <text:s text:c="5"/>0.104 <text:s text:c="5"/>0.203 <text:s text:c="4"/>0.0807 <text:s text:c="4"/>0.0367</text:p>
      <text:p text:style-name="Normal">Closing dataloader mosaic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6"/>26/35 <text:s text:c="5"/>7.61G <text:s text:c="4"/>0.7126 <text:s text:c="4"/>0.8901 <text:s text:c="4"/>0.1359 <text:s text:c="9"/>6 <text:s text:c="7"/>544: 100%<text:s/><text:span text:style-name="T52">━━━━━━━━━━━━</text:span><text:s/>2098/2098 2.3it/s 15:12</text:p>
      <text:p text:style-name="Normal"><text:s text:c="17"/>Class <text:s text:c="4"/>Images <text:s/>Instances <text:s text:c="5"/>Box(P <text:s text:c="9"/>R <text:s text:c="5"/>mAP50 <text:s/>mAP50-95): 100%<text:s/><text:span text:style-name="T53">━━━━━━━━━━━━</text:span><text:s/>260/260 6.2it/s 42.0s</text:p>
      <text:p text:style-name="Normal"><text:s text:c="19"/>all <text:s text:c="6"/>2077 <text:s text:c="6"/>3638 <text:s text:c="5"/>0.104 <text:s text:c="5"/>0.183 <text:s text:c="4"/>0.0808 <text:s text:c="4"/>0.0357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6"/>27/35 <text:s text:c="5"/>7.27G <text:s text:c="4"/>0.7138 <text:s text:c="4"/>0.8865 <text:s text:c="4"/>0.1346 <text:s text:c="9"/>0 <text:s text:c="7"/>320: 100%<text:s/><text:span text:style-name="T54">━━━━━━━━━━━━</text:span><text:s/>2098/2098 2.3it/s 15:16</text:p>
      <text:p text:style-name="Normal"><text:s text:c="17"/>Class <text:s text:c="4"/>Images <text:s/>Instances <text:s text:c="5"/>Box(P <text:s text:c="9"/>R <text:s text:c="5"/>mAP50 <text:s/>mAP50-95): 100%<text:s/><text:span text:style-name="T55">━━━━━━━━━━━━</text:span><text:s/>260/260 6.2it/s 41.9s</text:p>
      <text:p text:style-name="Normal"><text:s text:c="19"/>all <text:s text:c="6"/>2077 <text:s text:c="6"/>3638 <text:s text:c="4"/>0.0947 <text:s text:c="5"/>0.238 <text:s text:c="4"/>0.0796 <text:s text:c="4"/>0.0342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6"/>28/35 <text:s text:c="5"/>7.63G <text:s text:c="4"/>0.7074 <text:s text:c="4"/>0.8787 <text:s text:c="4"/>0.1315 <text:s text:c="9"/>3 <text:s text:c="7"/>864: 100%<text:s/><text:span text:style-name="T56">━━━━━━━━━━━━</text:span><text:s/>2098/2098 2.1it/s 16:25</text:p>
      <text:p text:style-name="Normal"><text:s text:c="17"/>Class <text:s text:c="4"/>Images <text:s/>Instances <text:s text:c="5"/>Box(P <text:s text:c="9"/>R <text:s text:c="5"/>mAP50 <text:s/>mAP50-95): 100%<text:s/><text:span text:style-name="T57">━━━━━━━━━━━━</text:span><text:s/>260/260 6.2it/s 41.9s</text:p>
      <text:p text:style-name="Normal"><text:s text:c="19"/>all <text:s text:c="6"/>2077 <text:s text:c="6"/>3638 <text:s text:c="4"/>0.0899 <text:s text:c="5"/>0.217 <text:s text:c="4"/>0.0881 <text:s text:c="4"/>0.0389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soft-page-break/>
      <text:p text:style-name="Normal"><text:s text:c="6"/>29/35 <text:s text:c="5"/>7.13G <text:s text:c="4"/>0.7032 <text:s text:c="4"/>0.8691 <text:s text:c="4"/>0.1303 <text:s text:c="9"/>2 <text:s text:c="7"/>480: 100%<text:s/><text:span text:style-name="T58">━━━━━━━━━━━━</text:span><text:s/>2098/2098 2.3it/s 15:09</text:p>
      <text:p text:style-name="Normal"><text:s text:c="17"/>Class <text:s text:c="4"/>Images <text:s/>Instances <text:s text:c="5"/>Box(P <text:s text:c="9"/>R <text:s text:c="5"/>mAP50 <text:s/>mAP50-95): 100%<text:s/><text:span text:style-name="T59">━━━━━━━━━━━━</text:span><text:s/>260/260 6.2it/s 41.7s</text:p>
      <text:p text:style-name="Normal"><text:s text:c="19"/>all <text:s text:c="6"/>2077 <text:s text:c="6"/>3638 <text:s text:c="4"/>0.0989 <text:s text:c="5"/>0.221 <text:s text:c="4"/>0.0832 <text:s text:c="4"/>0.0366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6"/>30/35 <text:s text:c="5"/>7.52G <text:s text:c="5"/>0.716 <text:s text:c="4"/>0.8795 <text:s text:c="4"/>0.1384 <text:s text:c="9"/>4 <text:s text:c="7"/>832: 100%<text:s/><text:span text:style-name="T60">━━━━━━━━━━━━</text:span><text:s/>2098/2098 2.3it/s 15:10</text:p>
      <text:p text:style-name="Normal"><text:s text:c="17"/>Class <text:s text:c="4"/>Images <text:s/>Instances <text:s text:c="5"/>Box(P <text:s text:c="9"/>R <text:s text:c="5"/>mAP50 <text:s/>mAP50-95): 100%<text:s/><text:span text:style-name="T61">━━━━━━━━━━━━</text:span><text:s/>260/260 6.2it/s 42.0s</text:p>
      <text:p text:style-name="Normal"><text:s text:c="19"/>all <text:s text:c="6"/>2077 <text:s text:c="6"/>3638 <text:s text:c="5"/>0.112 <text:s text:c="5"/>0.221 <text:s text:c="4"/>0.0851 <text:s text:c="4"/>0.0367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6"/>31/35 <text:s text:c="5"/>7.39G <text:s text:c="4"/>0.7054 <text:s text:c="4"/>0.8764 <text:s text:c="4"/>0.1337 <text:s text:c="9"/>3 <text:s text:c="7"/>768: 100%<text:s/><text:span text:style-name="T62">━━━━━━━━━━━━</text:span><text:s/>2098/2098 2.3it/s 15:06</text:p>
      <text:p text:style-name="Normal"><text:s text:c="17"/>Class <text:s text:c="4"/>Images <text:s/>Instances <text:s text:c="5"/>Box(P <text:s text:c="9"/>R <text:s text:c="5"/>mAP50 <text:s/>mAP50-95): 100%<text:s/><text:span text:style-name="T63">━━━━━━━━━━━━</text:span><text:s/>260/260 6.2it/s 41.7s</text:p>
      <text:p text:style-name="Normal"><text:s text:c="19"/>all <text:s text:c="6"/>2077 <text:s text:c="6"/>3638 <text:s text:c="5"/>0.104 <text:s text:c="5"/>0.205 <text:s text:c="4"/>0.0844 <text:s text:c="4"/>0.0369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6"/>32/35 <text:s text:c="5"/>7.26G <text:s text:c="4"/>0.7084 <text:s text:c="4"/>0.8749 <text:s text:c="4"/>0.1312 <text:s text:c="9"/>5 <text:s text:c="7"/>544: 100%<text:s/><text:span text:style-name="T64">━━━━━━━━━━━━</text:span><text:s/>2098/2098 2.3it/s 15:09</text:p>
      <text:p text:style-name="Normal"><text:s text:c="17"/>Class <text:s text:c="4"/>Images <text:s/>Instances <text:s text:c="5"/>Box(P <text:s text:c="9"/>R <text:s text:c="5"/>mAP50 <text:s/>mAP50-95): 100%<text:s/><text:span text:style-name="T65">━━━━━━━━━━━━</text:span><text:s/>260/260 6.2it/s 41.7s</text:p>
      <text:p text:style-name="Normal"><text:s text:c="19"/>all <text:s text:c="6"/>2077 <text:s text:c="6"/>3638 <text:s text:c="5"/>0.105 <text:s text:c="5"/>0.228 <text:s text:c="4"/>0.0856 <text:s text:c="4"/>0.0368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6"/>33/35 <text:s text:c="5"/>7.14G <text:s text:c="4"/>0.7155 <text:s text:c="4"/>0.8781 <text:s text:c="4"/>0.1343 <text:s text:c="9"/>0 <text:s text:c="7"/>480: 100%<text:s/><text:span text:style-name="T66">━━━━━━━━━━━━</text:span><text:s/>2098/2098 2.3it/s 15:06</text:p>
      <text:soft-page-break/>
      <text:p text:style-name="Normal"><text:s text:c="17"/>Class <text:s text:c="4"/>Images <text:s/>Instances <text:s text:c="5"/>Box(P <text:s text:c="9"/>R <text:s text:c="5"/>mAP50 <text:s/>mAP50-95): 100%<text:s/><text:span text:style-name="T67">━━━━━━━━━━━━</text:span><text:s/>260/260 6.2it/s 41.8s</text:p>
      <text:p text:style-name="Normal"><text:s text:c="19"/>all <text:s text:c="6"/>2077 <text:s text:c="6"/>3638 <text:s text:c="4"/>0.0975 <text:s text:c="5"/>0.215 <text:s text:c="4"/>0.0852 <text:s text:c="4"/>0.0368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6"/>34/35 <text:s text:c="5"/>7.18G <text:s text:c="4"/>0.7134 <text:s text:c="4"/>0.8663 <text:s text:c="4"/>0.1347 <text:s text:c="9"/>0 <text:s text:c="7"/>864: 100%<text:s/><text:span text:style-name="T68">━━━━━━━━━━━━</text:span><text:s/>2098/2098 2.2it/s 15:48</text:p>
      <text:p text:style-name="Normal"><text:s text:c="17"/>Class <text:s text:c="4"/>Images <text:s/>Instances <text:s text:c="5"/>Box(P <text:s text:c="9"/>R <text:s text:c="5"/>mAP50 <text:s/>mAP50-95): 100%<text:s/><text:span text:style-name="T69">━━━━━━━━━━━━</text:span><text:s/>260/260 5.8it/s 44.9s</text:p>
      <text:p text:style-name="Normal"><text:s text:c="19"/>all <text:s text:c="6"/>2077 <text:s text:c="6"/>3638 <text:s text:c="5"/>0.091 <text:s text:c="5"/>0.223 <text:s text:c="4"/>0.0847 <text:s text:c="4"/>0.0371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<text:s text:c="6"/>35/35 <text:s text:c="5"/>6.88G <text:s text:c="4"/>0.7117 <text:s text:c="4"/>0.8677 <text:s text:c="4"/>0.1338 <text:s text:c="9"/>0 <text:s text:c="7"/>512: 100%<text:s/><text:span text:style-name="T70">━━━━━━━━━━━━</text:span><text:s/>2098/2098 2.2it/s 16:01</text:p>
      <text:p text:style-name="Normal"><text:s text:c="17"/>Class <text:s text:c="4"/>Images <text:s/>Instances <text:s text:c="5"/>Box(P <text:s text:c="9"/>R <text:s text:c="5"/>mAP50 <text:s/>mAP50-95): 100%<text:s/><text:span text:style-name="T71">━━━━━━━━━━━━</text:span><text:s/>260/260 6.1it/s 42.6s</text:p>
      <text:p text:style-name="Normal"><text:s text:c="19"/>all <text:s text:c="6"/>2077 <text:s text:c="6"/>3638 <text:s text:c="4"/>0.0944 <text:s text:c="5"/>0.221 <text:s text:c="4"/>0.0861 <text:s text:c="4"/>0.0371</text:p>
      <text:p text:style-name="Normal"/>
      <text:p text:style-name="Normal">35 epochs completed in 9.410 hours.</text:p>
      <text:p text:style-name="Normal">Optimizer stripped from C:\Users\prosenjit19\Desktop\Spine\runs\rtdetr\vindr_final\weights\last.pt, 66.2MB</text:p>
      <text:p text:style-name="Normal">Optimizer stripped from C:\Users\prosenjit19\Desktop\Spine\runs\rtdetr\vindr_final\weights\best.pt, 66.2MB</text:p>
      <text:p text:style-name="Normal"/>
      <text:p text:style-name="Normal">Validating C:\Users\prosenjit19\Desktop\Spine\runs\rtdetr\vindr_final\weights\best.pt...</text:p>
      <text:p text:style-name="Normal">Ultralytics 8.3.249 <text:s/>Python-3.10.11 torch-2.7.1+cu118 CUDA:0 (NVIDIA GeForce RTX 3050, 8192MiB)</text:p>
      <text:p text:style-name="Normal">rt-detr-l summary: 310 layers, 31,998,125 parameters, 0 gradients, 103.5 GFLOPs</text:p>
      <text:p text:style-name="Normal"><text:s text:c="17"/>Class <text:s text:c="4"/>Images <text:s/>Instances <text:s text:c="5"/>Box(P <text:s text:c="9"/>R <text:s text:c="5"/>mAP50 <text:s/>mAP50-95): 100%<text:s/><text:span text:style-name="T72">━━━━━━━━━━━━</text:span><text:s/>260/260 6.3it/s 41.4s</text:p>
      <text:soft-page-break/>
      <text:p text:style-name="Normal"><text:s text:c="19"/>all <text:s text:c="6"/>2077 <text:s text:c="6"/>3638 <text:s text:c="5"/>0.092 <text:s text:c="5"/>0.226 <text:s text:c="4"/>0.0878 <text:s text:c="4"/>0.0388</text:p>
      <text:p text:style-name="Normal"><text:s text:c="11"/>Osteophytes <text:s text:c="7"/>878 <text:s text:c="6"/>2961 <text:s text:c="5"/>0.152 <text:s text:c="5"/>0.456 <text:s text:c="5"/>0.162 <text:s text:c="4"/>0.0598</text:p>
      <text:p text:style-name="Normal"><text:s text:c="6"/>Surgical implant <text:s text:c="8"/>64 <text:s text:c="7"/>107 <text:s text:c="5"/>0.154 <text:s text:c="5"/>0.523 <text:s text:c="5"/>0.186 <text:s text:c="4"/>0.0994</text:p>
      <text:p text:style-name="Normal"><text:s text:c="5"/>Spondylolysthesis <text:s text:c="8"/>62 <text:s text:c="8"/>69 <text:s text:c="4"/>0.0409 <text:s text:c="4"/>0.0145 <text:s text:c="4"/>0.0532 <text:s text:c="4"/>0.0223</text:p>
      <text:p text:style-name="Normal"><text:s text:c="4"/>Foraminal stenosis <text:s text:c="8"/>60 <text:s text:c="8"/>94 <text:s text:c="6"/>0.16 <text:s text:c="5"/>0.138 <text:s text:c="4"/>0.0983 <text:s text:c="4"/>0.0412</text:p>
      <text:p text:style-name="Normal"><text:s text:c="2"/>Disc space narrowing <text:s text:c="7"/>148 <text:s text:c="7"/>230 <text:s text:c="4"/>0.0697 <text:s text:c="4"/>0.0696 <text:s text:c="4"/>0.0276 <text:s text:c="4"/>0.0124</text:p>
      <text:p text:style-name="Normal"><text:s text:c="4"/>Vertebral collapse <text:s text:c="8"/>52 <text:s text:c="8"/>69 <text:s text:c="4"/>0.0682 <text:s text:c="5"/>0.377 <text:s text:c="4"/>0.0847 <text:s text:c="5"/>0.036</text:p>
      <text:p text:style-name="Normal"><text:s text:c="9"/>Other lesions <text:s text:c="8"/>80 <text:s text:c="7"/>108 <text:s text:c="9"/>0 <text:s text:c="9"/>0 <text:s text:c="3"/>0.00245 <text:s text:c="2"/>0.000773</text:p>
      <text:p text:style-name="Normal">Speed: 0.3ms preprocess, 16.5ms inference, 0.0ms loss, 0.7ms postprocess per image</text:p>
      <text:p text:style-name="Normal">Results saved to C:\Users\prosenjit19\Desktop\Spine\runs\rtdetr\vindr_final</text:p>
      <text:p text:style-name="Normal"/>
      <text:p text:style-name="Normal">======================================================================</text:p>
      <text:p text:style-name="Normal">TRAINING COMPLETED</text:p>
      <text:p text:style-name="Normal">======================================================================</text:p>
      <text:p text:style-name="Normal"/>
      <text:p text:style-name="Normal">Results saved to: runs/rtdetr/vindr_final/</text:p>
      <text:p text:style-name="Normal">Best model: runs/rtdetr/vindr_final/weights/best.pt</text:p>
      <text:p text:style-name="Normal"/>
      <text:p text:style-name="Normal">Final Metrics:</text:p>
      <text:p text:style-name="Normal"><text:s text:c="2"/>mAP@0.5: 0.0878</text:p>
      <text:p text:style-name="Normal"><text:s text:c="2"/>mAP@0.5:0.95: 0.0388</text:p>
      <text:p text:style-name="Normal"/>
      <text:p text:style-name="Normal">======================================================================</text:p>
      <text:p text:style-name="Normal">NEXT STEPS:</text:p>
      <text:p text:style-name="Normal">======================================================================</text:p>
      <text:p text:style-name="Normal">1. Check results: runs/rtdetr/vindr_final/results.png</text:p>
      <text:p text:style-name="Normal">2. Validate model: python -m ultralytics.models.rtdetr val \</text:p>
      <text:p text:style-name="Normal"><text:s text:c="19"/>model=runs/rtdetr/vindr_final/weights/best.pt \</text:p>
      <text:soft-page-break/>
      <text:p text:style-name="Normal"><text:s text:c="19"/>data=runs/rtdetr/vindr_data.yaml</text:p>
      <text:p text:style-name="Normal">3. Compare with baseline: Target = 33.15% mAP@0.5</text:p>
      <text:p text:style-name="Normal">======================================================================</text:p>
      <text:p text:style-name="Normal"/>
      <text:p text:style-name="Normal">(venv_dino) C:\Users\prosenjit19\Desktop\Spine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rosenjit Mondol</meta:initial-creator>
    <dc:creator>Prosenjit Mondol</dc:creator>
    <meta:creation-date>2026-01-09T22:57:00Z</meta:creation-date>
    <dc:date>2026-01-09T22:59:00Z</dc:date>
    <meta:template xlink:href="Normal" xlink:type="simple"/>
    <meta:editing-cycles>1</meta:editing-cycles>
    <meta:editing-duration>PT120S</meta:editing-duration>
    <meta:document-statistic meta:page-count="11" meta:paragraph-count="34" meta:word-count="2608" meta:character-count="17446" meta:row-count="123" meta:non-whitespace-character-count="14872"/>
  </office:meta>
</office:document-meta>
</file>